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999999" draw:fill="solid" draw:fill-color="#dddddd" draw:fill-hatch-solid="false" draw:textarea-horizontal-align="center" draw:textarea-vertical-align="top" draw:auto-grow-height="false" fo:padding-top="-1.47cm"/>
    </style:style>
    <style:style style:name="gr2" style:family="graphic" style:parent-style-name="standard">
      <style:graphic-properties draw:stroke="dash" draw:stroke-dash="Ultrafine_20_Dashed" svg:stroke-color="#999999" draw:fill-color="#eeeeee" draw:textarea-horizontal-align="justify" draw:textarea-vertical-align="top" draw:auto-grow-height="false"/>
    </style:style>
    <style:style style:name="gr3" style:family="graphic" style:parent-style-name="standard" style:list-style-name="L1">
      <style:graphic-properties draw:stroke="dash" draw:stroke-dash="Ultrafine_20_Dashed" svg:stroke-color="#999999" draw:fill-color="#eeeeee" draw:textarea-horizontal-align="justify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999999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015cm" fo:min-width="0cm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.613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999999" draw:fill="solid" draw:fill-color="#ff3333" draw:textarea-horizontal-align="justify" draw:textarea-vertical-align="middle" draw:auto-grow-height="false" fo:min-height="0.613cm" fo:min-width="0cm"/>
    </style:style>
    <style:style style:name="gr13" style:family="graphic" style:parent-style-name="standard">
      <style:graphic-properties draw:stroke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13.75cm" fo:min-width="19.1cm"/>
    </style:style>
    <style:style style:name="P1" style:family="paragraph">
      <style:paragraph-properties fo:line-height="100%"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997cm" svg:height="13.237cm" svg:x="15.361cm" svg:y="-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997cm" svg:height="13.237cm" svg:x="1.171cm" svg:y="0.89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046cm" svg:height="2.706cm" svg:x="6.063cm" svg:y="1.92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261cm" svg:height="2.921cm" draw:transform="rotate (0.782082037818659) translate (5.276cm 11.861cm)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2.742cm" svg:height="6.985cm" svg:x="15.928cm" svg:y="1.905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7.046cm" svg:height="2.706cm" svg:x="1.853cm" svg:y="6.134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cm" svg:height="0.25cm" svg:x="9.125cm" svg:y="12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0.25cm" svg:x="10.125cm" svg:y="12.3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375cm" svg:height="0.375cm" svg:x="3.116cm" svg:y="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5cm" svg:height="0.375cm" svg:x="7.303cm" svg:y="1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5cm" svg:height="0.375cm" svg:x="7.315cm" svg:y="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5cm" svg:height="0.375cm" svg:x="11.482cm" svg:y="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5cm" svg:height="0.375cm" svg:x="11.482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5cm" svg:height="0.375cm" svg:x="17.126cm" svg:y="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5cm" svg:height="0.375cm" svg:x="17.126cm" svg:y="7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2.01cm" svg:y1="7.188cm" svg:x2="12.01cm" svg:y2="3.828cm">
          <text:p/>
        </draw:line>
        <draw:line draw:style-name="gr8" draw:text-style-name="P2" draw:layer="layout" svg:x1="11.632cm" svg:y1="7.188cm" svg:x2="11.632cm" svg:y2="3.828cm">
          <text:p/>
        </draw:line>
        <draw:custom-shape draw:style-name="gr9" draw:text-style-name="P2" draw:layer="layout" svg:width="0.285cm" svg:height="0.863cm" svg:x="11.494cm" svg:y="4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svg:x="11.552cm" svg:y="4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552cm" svg:y="4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552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924cm" svg:y="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924cm" svg:y="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924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924cm" svg:y="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924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1.255cm" svg:y1="7.188cm" svg:x2="11.255cm" svg:y2="3.828cm">
          <text:p/>
        </draw:line>
        <draw:custom-shape draw:style-name="gr12" draw:text-style-name="P2" draw:layer="layout" svg:width="0.285cm" svg:height="2.085cm" svg:x="11.117cm" svg:y="4.9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svg:x="11.175cm" svg:y="5.2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5cm" svg:y="5.4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5cm" svg:y="6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5cm" svg:y="6.4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6cm" svg:y="5.6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6cm" svg:y="5.8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6cm" svg:y="6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6cm" svg:y="6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svg:x="11.177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1.176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375cm" svg:height="0.375cm" svg:x="7.316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1.233cm" svg:y1="2.968cm" svg:x2="7.873cm" svg:y2="2.968cm">
          <text:p/>
        </draw:line>
        <draw:line draw:style-name="gr8" draw:text-style-name="P2" draw:layer="layout" svg:x1="11.233cm" svg:y1="3.346cm" svg:x2="7.873cm" svg:y2="3.346cm">
          <text:p/>
        </draw:line>
        <draw:custom-shape draw:style-name="gr9" draw:text-style-name="P2" draw:layer="layout" svg:width="0.285cm" svg:height="0.863cm" draw:transform="rotate (1.5707963267949) translate (8.537cm 3.4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8.591cm 3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8.791cm 3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8.991cm 3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107cm 3.0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792cm 3.0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03cm 3.0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251cm 3.0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473cm 3.0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1.233cm" svg:y1="3.723cm" svg:x2="7.873cm" svg:y2="3.723cm">
          <text:p/>
        </draw:line>
        <draw:custom-shape draw:style-name="gr12" draw:text-style-name="P2" draw:layer="layout" svg:width="0.285cm" svg:height="2.085cm" draw:transform="rotate (1.5707963267949) translate (8.789cm 3.8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9.044cm 3.8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245cm 3.8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05cm 3.8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251cm 3.8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285cm" svg:height="0.863cm" draw:transform="rotate (1.5707963267949) translate (9.603cm 3.48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9.657cm 3.4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857cm 3.4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446cm 3.80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647cm 3.80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9.849cm 3.80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452cm 3.80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0.653cm 3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8.84cm 3.80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2" draw:layer="layout" svg:x1="6.805cm" svg:y1="3.404cm" svg:x2="3.279cm" svg:y2="6.93cm">
          <text:p/>
        </draw:line>
        <draw:line draw:style-name="gr8" draw:text-style-name="P2" draw:layer="layout" svg:x1="7.088cm" svg:y1="3.655cm" svg:x2="3.546cm" svg:y2="7.197cm">
          <text:p/>
        </draw:line>
        <draw:custom-shape draw:style-name="gr9" draw:text-style-name="P2" draw:layer="layout" svg:width="0.285cm" svg:height="0.863cm" draw:transform="rotate (2.35619449019234) translate (4.113cm 6.8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2.35619449019234) translate (4.111cm 6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252cm 6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21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697cm 5.6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865cm 5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021cm 5.3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178cm 5.1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7.372cm" svg:y1="3.905cm" svg:x2="3.813cm" svg:y2="7.464cm">
          <text:p/>
        </draw:line>
        <draw:custom-shape draw:style-name="gr12" draw:text-style-name="P2" draw:layer="layout" svg:width="0.285cm" svg:height="2.085cm" draw:transform="rotate (2.35619449019234) translate (4.38cm 7.0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2.35619449019234) translate (4.519cm 6.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661cm 6.7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231cm 6.1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373cm 6.0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803cm 6.58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945cm 6.4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088cm 6.3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514cm 5.87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5.656cm 5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2.35619449019234) translate (4.374cm 7.0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2" draw:layer="layout" svg:x1="3.288cm" svg:y1="8.091cm" svg:x2="6.814cm" svg:y2="11.617cm">
          <text:p/>
        </draw:line>
        <draw:line draw:style-name="gr8" draw:text-style-name="P2" draw:layer="layout" svg:x1="3.539cm" svg:y1="7.808cm" svg:x2="7.081cm" svg:y2="11.35cm">
          <text:p/>
        </draw:line>
        <draw:custom-shape draw:style-name="gr9" draw:text-style-name="P2" draw:layer="layout" svg:width="0.285cm" svg:height="0.863cm" draw:transform="rotate (-2.35619449019235) translate (6.709cm 10.78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2.35619449019234) translate (6.63cm 10.7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489cm 10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002cm 10.6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518cm 10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349cm 10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193cm 9.8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036cm 9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3.789cm" svg:y1="7.524cm" svg:x2="7.348cm" svg:y2="11.083cm">
          <text:p/>
        </draw:line>
        <draw:custom-shape draw:style-name="gr12" draw:text-style-name="P2" draw:layer="layout" svg:width="0.285cm" svg:height="2.085cm" draw:transform="rotate (-2.35619449019235) translate (6.976cm 10.51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2.35619449019234) translate (6.754cm 10.3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612cm 10.2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043cm 9.6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901cm 9.5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285cm" svg:height="0.863cm" draw:transform="rotate (-2.35619449019235) translate (5.955cm 10.0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2.35619449019234) translate (5.876cm 10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734cm 9.8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469cm 10.09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327cm 9.9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185cm 9.80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758cm 9.3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5.615cm 9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2.35619449019234) translate (6.898cm 10.52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2" draw:layer="layout" svg:x1="8.131cm" svg:y1="11.586cm" svg:x2="11.657cm" svg:y2="8.06cm">
          <text:p/>
        </draw:line>
        <draw:line draw:style-name="gr8" draw:text-style-name="P2" draw:layer="layout" svg:x1="7.848cm" svg:y1="11.335cm" svg:x2="11.39cm" svg:y2="7.793cm">
          <text:p/>
        </draw:line>
        <draw:custom-shape draw:style-name="gr10" draw:text-style-name="P2" draw:layer="layout" svg:width="0.167cm" svg:height="0.167cm" draw:transform="rotate (-0.785398163397448) translate (10.724cm 8.8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10.239cm 9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10.071cm 9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915cm 9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758cm 9.8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7.564cm" svg:y1="11.085cm" svg:x2="11.123cm" svg:y2="7.526cm">
          <text:p/>
        </draw:line>
        <draw:custom-shape draw:style-name="gr12" draw:text-style-name="P2" draw:layer="layout" svg:width="0.285cm" svg:height="2.085cm" draw:transform="rotate (-0.785398163397448) translate (10.556cm 7.89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0.785398163397448) translate (10.417cm 8.1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10.275cm 8.2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705cm 8.83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563cm 8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285cm" svg:height="0.863cm" draw:transform="rotate (-0.785398163397448) translate (10.07cm 8.91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0.785398163397448) translate (10.072cm 8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931cm 9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10.133cm 8.4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991cm 8.5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848cm 8.68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422cm 9.1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9.28cm 9.2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0.785398163397448) translate (10.562cm 7.9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2" draw:layer="layout" svg:x1="12.071cm" svg:y1="7.724cm" svg:x2="16.813cm" svg:y2="7.724cm">
          <text:p/>
        </draw:line>
        <draw:custom-shape draw:style-name="gr9" draw:text-style-name="P2" draw:layer="layout" svg:width="0.285cm" svg:height="0.863cm" draw:transform="rotate (-1.5707963267949) translate (16.149cm 7.58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1.5707963267949) translate (16.094cm 7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5.895cm 7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5.695cm 7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-1.5707963267949) translate (15.083cm 7.58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1.5707963267949) translate (15.029cm 7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4.828cm 7.6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6.813cm" svg:y1="7.366cm" svg:x2="12.071cm" svg:y2="7.366cm">
          <text:p/>
        </draw:line>
        <draw:custom-shape draw:style-name="gr9" draw:text-style-name="P2" draw:layer="layout" svg:width="0.285cm" svg:height="0.863cm" draw:transform="rotate (1.5707963267949) translate (12.735cm 7.5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2.79cm 7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2.989cm 7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3.189cm 7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1.5707963267949) translate (13.755cm 7.50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3.809cm 7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4.01cm 7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7.898cm" svg:y1="7.088cm" svg:x2="17.898cm" svg:y2="3.728cm">
          <text:p/>
        </draw:line>
        <draw:line draw:style-name="gr8" draw:text-style-name="P2" draw:layer="layout" svg:x1="17.52cm" svg:y1="7.088cm" svg:x2="17.52cm" svg:y2="3.728cm">
          <text:p/>
        </draw:line>
        <draw:custom-shape draw:style-name="gr9" draw:text-style-name="P2" draw:layer="layout" svg:width="0.285cm" svg:height="0.863cm" svg:x="17.382cm" svg:y="4.3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svg:x="17.44cm" svg:y="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7.44cm" svg:y="4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7.812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7.812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svg:x="17.383cm" svg:y="5.9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svg:x="17.441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17.441cm" svg:y="6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773cm" svg:y1="3.728cm" svg:x2="16.773cm" svg:y2="7.088cm">
          <text:p/>
        </draw:line>
        <draw:line draw:style-name="gr8" draw:text-style-name="P2" draw:layer="layout" svg:x1="17.151cm" svg:y1="3.728cm" svg:x2="17.151cm" svg:y2="7.088cm">
          <text:p/>
        </draw:line>
        <draw:custom-shape draw:style-name="gr10" draw:text-style-name="P2" draw:layer="layout" svg:width="0.167cm" svg:height="0.167cm" draw:transform="rotate (-3.14159265358979) translate (16.859cm 5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3.14159265358979) translate (16.859cm 5.1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3.14159265358979) translate (16.859cm 4.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-3.14159265358979) translate (17.288cm 5.35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3.14159265358979) translate (17.23cm 5.3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071cm" svg:y1="3.467cm" svg:x2="16.813cm" svg:y2="3.467cm">
          <text:p/>
        </draw:line>
        <draw:custom-shape draw:style-name="gr9" draw:text-style-name="P2" draw:layer="layout" svg:width="0.285cm" svg:height="0.863cm" draw:transform="rotate (-1.5707963267949) translate (16.149cm 3.32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1.5707963267949) translate (16.094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5.895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5.695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-1.5707963267949) translate (15.083cm 3.3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1.5707963267949) translate (15.02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4.828cm 3.3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6.813cm" svg:y1="3.109cm" svg:x2="12.071cm" svg:y2="3.109cm">
          <text:p/>
        </draw:line>
        <draw:custom-shape draw:style-name="gr9" draw:text-style-name="P2" draw:layer="layout" svg:width="0.285cm" svg:height="0.863cm" draw:transform="rotate (1.5707963267949) translate (12.735cm 3.24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2.79cm 3.1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2.989cm 3.1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3.189cm 3.1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1.5707963267949) translate (13.801cm 3.24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3.855cm 3.1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4.056cm 3.1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7.077cm" svg:y1="7.492cm" svg:x2="3.884cm" svg:y2="7.492cm">
          <text:p/>
        </draw:line>
        <draw:custom-shape draw:style-name="gr9" draw:text-style-name="P2" draw:layer="layout" svg:width="0.285cm" svg:height="0.863cm" draw:transform="rotate (1.5707963267949) translate (14.77cm 7.5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4.824cm 7.4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5.025cm 7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1.5707963267949) translate (15.798cm 7.5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5.852cm 7.4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6.053cm 7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-1.5707963267949) translate (13.066cm 7.58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1.5707963267949) translate (13.012cm 7.6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1.5707963267949) translate (12.811cm 7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85cm" svg:height="0.863cm" draw:transform="rotate (1.5707963267949) translate (15.774cm 3.24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1.5707963267949) translate (15.829cm 3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6.028cm 3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1.5707963267949) translate (16.228cm 3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7.467cm" svg:y1="11.102cm" svg:x2="7.467cm" svg:y2="7.895cm">
          <text:p/>
        </draw:line>
        <draw:custom-shape draw:style-name="gr9" draw:text-style-name="P2" draw:layer="layout" svg:width="0.285cm" svg:height="0.863cm" svg:x="7.329cm" svg:y="8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svg:x="7.387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7.387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svg:x="7.387cm" svg:y="9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7.534cm" svg:y1="3.746cm" svg:x2="7.534cm" svg:y2="7.106cm">
          <text:p/>
        </draw:line>
        <draw:custom-shape draw:style-name="gr9" draw:text-style-name="P2" draw:layer="layout" svg:width="0.285cm" svg:height="0.863cm" draw:transform="rotate (-3.14159265358979) translate (7.672cm 5.51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167cm" svg:height="0.167cm" draw:transform="rotate (-3.14159265358979) translate (7.614cm 5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3.14159265358979) translate (7.614cm 5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67cm" draw:transform="rotate (-3.14159265358979) translate (7.614cm 5.0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11cm" svg:y1="7.492cm" svg:x2="7.917cm" svg:y2="7.492cm">
          <text:p/>
        </draw:line>
        <draw:custom-shape draw:style-name="gr13" draw:text-style-name="P2" draw:layer="layout" svg:width="20.6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5cm" svg:height="0.5cm" draw:transform="rotate (1.5707963267949) translate (20.1cm 1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9.6cm" svg:height="14cm" svg:x="0.5cm" svg:y="0.5cm">
          <text:p text:style-name="P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0.6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6-04-11T01:06:14.836000000</dc:date>
    <meta:editing-duration>PT6H15M15S</meta:editing-duration>
    <meta:editing-cycles>27</meta:editing-cycles>
    <meta:generator>LibreOffice/4.1.4.2$Windows_x86 LibreOffice_project/0a0440ccc0227ad9829de5f46be37cfb6edcf72</meta:generator>
    <meta:document-statistic meta:object-count="211"/>
  </office:meta>
</office:document-meta>
</file>